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3T16:25:01.59</meta:creation-date>
    <meta:document-statistic meta:table-count="0" meta:image-count="0" meta:object-count="0" meta:page-count="1" meta:paragraph-count="0" meta:word-count="0" meta:character-count="0"/>
    <dc:date>2009-11-23T16:25:32.85</dc:date>
    <meta:editing-duration>PT00H00M31S</meta:editing-duration>
    <meta:editing-cycles>1</meta:editing-cycles>
    <meta:generator>OpenOffice.org/3.2$Win32 OpenOffice.org_project/300m64$Build-9446</meta:generator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900be00dd00ed004e001a004200c500a700f0003a001d0012004800c80014">
    <SignedInfo>
      <CanonicalizationMethod Algorithm="http://www.w3.org/TR/2001/REC-xml-c14n-20010315"/>
      <SignatureMethod Algorithm="http://www.w3.org/2000/09/xmldsig#rsa-sha1"/>
      <Reference URI="mimetype">
        <DigestMethod Algorithm="http://www.w3.org/2000/09/xmldsig#sha1"/>
        <DigestValue>kBA8vElORIEynUWPvr1bzZKG3hw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ZrdbJILWrVhe8onCTW6VWzAX0G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RBgK7h9wQLRgglzOpAer55T7paw=</DigestValue>
      </Reference>
      <Reference URI="manifest.rdf">
        <DigestMethod Algorithm="http://www.w3.org/2000/09/xmldsig#sha1"/>
        <DigestValue>Ppwn3FVw6f/lbt/YRo30xBIH5mA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09AjBVpWmQcVsAb+bzxD4U9BeBU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z2kHvCfG5ajXWGbDiU8e7NhWxnA=</DigestValue>
      </Reference>
      <Reference URI="Thumbnails/thumbnail.png">
        <DigestMethod Algorithm="http://www.w3.org/2000/09/xmldsig#sha1"/>
        <DigestValue>hTYcYl5NzLArmAZmzfHn279Udi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nfVj4LTp5Pucxpsg2m6c3YjASPo=</DigestValue>
      </Reference>
      <Reference URI="#ID_0075008d00c7008100260023004e009e00a9006a004b003c00ce00a100d400c4">
        <DigestMethod Algorithm="http://www.w3.org/2000/09/xmldsig#sha1"/>
        <DigestValue>/3nUKQ2VCXnrLk97A5Q4yPtOrlM=</DigestValue>
      </Reference>
    </SignedInfo>
    <SignatureValue>qvB9bP2TYwPKLevNSRzSXolQflFXh+doqTfejThum9uM0TfJnQir0SSGXlCyx6cc
k7aPV9AceL6FcIvkGyNeELK0U53h2bbn2Al/bjabSR8KxvYGM7nQyVte6GqUdZ2E
BoNxKU6Cg13exSrvr+/5PUqUePfZEyONAsREPGiuxIA=</SignatureValue>
    <KeyInfo>
      <X509Data>
        <X509IssuerSerial>
          <X509IssuerName>CN=Sub CA 1 Root 10, OU=Development, O=OpenOffice.org, ST=Hamburg, C=DE</X509IssuerName>
          <X509SerialNumber>4096</X509SerialNumber>
        </X509IssuerSerial>
        <X509Certificate>MIIDODCCAqGgAwIBAgICEAAwDQYJKoZIhvcNAQEFBQAwaTELMAkGA1UEBhMCREUx
EDAOBgNVBAgTB0hhbWJ1cmcxFzAVBgNVBAoTDk9wZW5PZmZpY2Uub3JnMRQwEgYD
VQQLEwtEZXZlbG9wbWVudDEZMBcGA1UEAxMQU3ViIENBIDEgUm9vdCAxMDAeFw0w
OTExMjMxNTMxNDlaFw0zNDExMTcxNTMxNDlaMHAxCzAJBgNVBAYTAkRFMRAwDgYD
VQQIEwdIYW1idXJnMRcwFQYDVQQKEw5PcGVuT2ZmaWNlLm9yZzEUMBIGA1UECxML
RGV2ZWxvcG1lbnQxIDAeBgNVBAMTF1VzZXIgMSBTdWIgQ0EgMSBSb290IDEwMIGf
MA0GCSqGSIb3DQEBAQUAA4GNADCBiQKBgQDOQVNfutkm5EUUdKnynvqRUOr+53Z2
bmImTKK9yZjOHbN06pUE7NgkrCneLX8vfxCUJNIMC//QOPGpj+4ll7+9sB8k1516
IHnAc5cSy1rPbU/fSqicG75JYx+xA23GX2lcDX6BI0gqdoBTU9ID9lZt3OPMvssP
wxu3bnkz4Nr2XQIDAQABo4HnMIHkME0GCCsGAQUFBwEBBEEwPzA9BggrBgEFBQcw
AoYxaHR0cDovL2xvY2FsaG9zdDo4OTEwL2RlbW9DQS9TdWJfQ0FfMV9Sb290XzEw
LmNydDBGBgNVHR8EPzA9MDugOaA3hjVodHRwOi8vbG9jYWxob3N0Ojg5MDIvZGVt
b0NBL2NybC9TdWJfQ0FfMV9Sb290XzEwLmNybDALBgNVHQ8EBAMCBeAwHQYDVR0O
BBYEFJDc7bDLYqG+jyNlAXkUhSJIcHuhMB8GA1UdIwQYMBaAFBFjob6L41YH5qOf
IzlyfeMitlM5MA0GCSqGSIb3DQEBBQUAA4GBAFTj0uvcqtuLiDTGuVv22MqBJNC6
TMKnjoIi02hkyWGbCgA+0U7Lgx25xwdqXnu0ypIMk9eemeFYRxewp21oX+VZ+SrR
lt+2n7xHQPJx7XErim5vqimfTZju8apjtEQ5WIr4wq+NwUmStJkCLyfHW/UwfO1n
/80S3KfEjphPLOAF</X509Certificate>
      </X509Data>
    </KeyInfo>
    <Object>
      <SignatureProperties>
        <SignatureProperty Id="ID_0075008d00c7008100260023004e009e00a9006a004b003c00ce00a100d400c4" Target="#ID_008900be00dd00ed004e001a004200c500a700f0003a001d0012004800c80014">
          <dc:date xmlns:dc="http://purl.org/dc/elements/1.1/">2009-11-23T16:34:45,12</dc:date>
        </SignatureProperty>
      </SignatureProperties>
    </Object>
  </Signature>
</document-signatures>
</file>